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r</text:p>
          </table:table-cell>
          <table:covered-table-cell/>
          <table:table-cell office:value-type="string" calcext:value-type="string">
            <text:p>Moder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COND</text:p>
          </table:table-cell>
          <table:table-cell table:style-name="ce1" office:value-type="percentage" office:value="0.7366" calcext:value-type="percentage">
            <text:p>73.66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VOD-FPN</text:p>
          </table:table-cell>
          <table:table-cell table:style-name="ce1" office:value-type="percentage" office:value="0.7188" calcext:value-type="percentage">
            <text:p>71.88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-PointNet</text:p>
          </table:table-cell>
          <table:table-cell table:style-name="ce1" office:value-type="percentage" office:value="0.7039" calcext:value-type="percentage">
            <text:p>70.39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VOD</text:p>
          </table:table-cell>
          <table:table-cell table:style-name="ce1" office:value-type="percentage" office:value="0.6578" calcext:value-type="percentage">
            <text:p>65.78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ECOND</text:p>
          </table:table-cell>
          <table:table-cell table:style-name="ce2" table:formula="of:=[.E5]+[.E19]+[.E25]" office:value-type="percentage" office:value="1.7007" calcext:value-type="percentage">
            <text:p>170.0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OD-FPN</text:p>
          </table:table-cell>
          <table:table-cell table:style-name="ce2" table:formula="of:=[.E6]+[.E18]+[.E26]" office:value-type="percentage" office:value="1.6687" calcext:value-type="percentage">
            <text:p>166.8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-PointNet</text:p>
          </table:table-cell>
          <table:table-cell table:style-name="ce2" table:formula="of:=[.E7]+[.E17]+[.E24]" office:value-type="percentage" office:value="1.7205" calcext:value-type="percentage">
            <text:p>172.05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OD</text:p>
          </table:table-cell>
          <table:table-cell table:style-name="ce2" table:formula="of:=[.E8]+[.E20]+[.E27]" office:value-type="percentage" office:value="1.4219" calcext:value-type="percentage">
            <text:p>142.19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edestrian</text:p>
          </table:table-cell>
          <table:covered-table-cell/>
          <table:table-cell office:value-type="string" calcext:value-type="string">
            <text:p>Moder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-PointNet</text:p>
          </table:table-cell>
          <table:table-cell table:style-name="ce1" office:value-type="percentage" office:value="0.4489" calcext:value-type="percentage">
            <text:p>44.89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VOD-FPN</text:p>
          </table:table-cell>
          <table:table-cell table:style-name="ce1" office:value-type="percentage" office:value="0.4281" calcext:value-type="percentage">
            <text:p>42.81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COND</text:p>
          </table:table-cell>
          <table:table-cell table:style-name="ce1" office:value-type="percentage" office:value="0.4256" calcext:value-type="percentage">
            <text:p>42.56%</text:p>
          </table:table-cell>
          <table:table-cell table:number-columns-repeated="2"/>
          <table:table-cell office:value-type="string" calcext:value-type="string">
            <text:p>F-PointNet</text:p>
          </table:table-cell>
          <table:table-cell table:style-name="ce2" office:value-type="percentage" office:value="1.7205" calcext:value-type="percentage">
            <text:p>172.05%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VOD</text:p>
          </table:table-cell>
          <table:table-cell table:style-name="ce1" office:value-type="percentage" office:value="0.3151" calcext:value-type="percentage">
            <text:p>31.51%</text:p>
          </table:table-cell>
          <table:table-cell table:number-columns-repeated="2"/>
          <table:table-cell office:value-type="string" calcext:value-type="string">
            <text:p>SECOND</text:p>
          </table:table-cell>
          <table:table-cell table:style-name="ce2" office:value-type="percentage" office:value="1.7007" calcext:value-type="percentage">
            <text:p>170.0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OD-FPN</text:p>
          </table:table-cell>
          <table:table-cell table:style-name="ce2" office:value-type="percentage" office:value="1.6687" calcext:value-type="percentage">
            <text:p>166.8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OD</text:p>
          </table:table-cell>
          <table:table-cell table:style-name="ce2" office:value-type="percentage" office:value="1.4219" calcext:value-type="percentage">
            <text:p>142.19%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yclist</text:p>
          </table:table-cell>
          <table:covered-table-cell/>
          <table:table-cell office:value-type="string" calcext:value-type="string">
            <text:p>Moder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-PointNet</text:p>
          </table:table-cell>
          <table:table-cell table:style-name="ce1" office:value-type="percentage" office:value="0.5677" calcext:value-type="percentage">
            <text:p>56.77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COND</text:p>
          </table:table-cell>
          <table:table-cell table:style-name="ce1" office:value-type="percentage" office:value="0.5385" calcext:value-type="percentage">
            <text:p>53.85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VOD-FPN</text:p>
          </table:table-cell>
          <table:table-cell table:style-name="ce1" office:value-type="percentage" office:value="0.5218" calcext:value-type="percentage">
            <text:p>52.18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VOD</text:p>
          </table:table-cell>
          <table:table-cell table:style-name="ce1" office:value-type="percentage" office:value="0.449" calcext:value-type="percentage">
            <text:p>44.9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8:06:09.019313151</meta:creation-date>
    <dc:date>2018-10-30T18:36:22.603036444</dc:date>
    <meta:editing-duration>PT9M23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